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4.8043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3.6563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omponendis Cifris APS</text:p>
          </table:table-cell>
          <table:table-cell office:value-type="string" calcext:value-type="string">
            <text:p>20240930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office:value-type="string" calcext:value-type="string">
            <text:p>ita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Università di Trento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E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office:value-type="string" calcext:value-type="string">
            <text:p>De Cifris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E02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office:value-type="string" calcext:value-type="string">
            <text:p>Università degli Studi dell’Insubria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E03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Università di Pisa - Universitá di Napoli "L’Orientale"</text:p>
          </table:table-cell>
          <table:table-cell table:number-columns-repeated="14"/>
          <table:table-cell table:style-name="ce2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E04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office:value-type="string" calcext:value-type="string">
            <text:p>Agenzia per la Cybersicurezza Nazionale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E05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 table:number-columns-repeated="14"/>
          <table:table-cell table:style-name="ce2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1:18:15.112594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10T11:18:39.955361868</dc:date>
    <meta:editing-duration>PT40M56S</meta:editing-duration>
    <meta:editing-cycles>18</meta:editing-cycles>
    <meta:generator>LibreOffice/24.2.1.2$OpenBSD_X86_64 LibreOffice_project/420$Build-2</meta:generator>
    <meta:document-statistic meta:table-count="1" meta:cell-count="96" meta:object-count="0"/>
  </office:meta>
</office:document-meta>
</file>